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陳真   |  2020.01.06 10:42   |   <text:a xlink:type="simple" xlink:href="http://palinfo.habago.org/Entry?Command=Information_PrintForum&amp;iPage=1#FORUM38360"><text:span text:style-name="T1">#</text:span></text:a></text:p>
      <text:p text:style-name="P3">萬康， <text:line-break/><text:line-break/>幾位在伊拉克或敘利亞被綁架、勒贖的日本人，例如高遠菜穗子、後藤健二與湯川遙菜，他們之所以被綁或被殺 (後藤健二與湯川遙菜) 並非因為什麼「被捲入」那般猥瑣，而是自願前往危險地區。 <text:line-break/><text:line-break/>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 (至少是給我) 帶來一種指引與仰望。 <text:line-break/><text:line-break/>至於你對兩岸之間的描述，什麼「戰爭狀態」、「反共機制」的什麼「處斷力」云云，事實上也完全脫離了基本現實。</text:p>
      <text:p text:style-name="P2">孫從輔   |  2020.01.06 10:23   |   <text:a xlink:type="simple" xlink:href="http://palinfo.habago.org/Entry?Command=Information_PrintForum&amp;iPage=1#FORUM38359"><text:span text:style-name="T1">#</text:span></text:a></text:p>
      <text:p text:style-name="P4">有一次朋友問我：台灣應該靠向中國還是美國？ <text:line-break/><text:line-break/>我說：當然是中國，兩岸同文同種，而且美國那麼邪惡。 <text:line-break/><text:line-break/>朋友顯然不認同我的回答，但也不想在這個認定上討論下去，於是轉換問題：撇開血緣和道德，純就台灣人的利益來說，應該靠向中國還是美國？ <text:line-break/><text:line-break/>我說：答案很簡單。就算兩個強權國家一樣壞，台灣應該選擇在小學課本裡面教導台灣人是同胞的那個國家。 <text:line-break/><text:line-break/>朋友默然不語，但也無法反駁。 <text:line-break/><text:line-break/>我曾從一些最基本的假設開始思考，認識到台灣人因兩岸關係得到的好處，遠大於目前的商業利益，但大部分人不自知。首先，對台灣來說，什麼是最糟的命運？我認為最糟的莫過於是遭受核武器攻擊，以致島毀人亡 (如果以百年時間為尺度，這個擔憂並不誇張)。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 (想想古巴和伊朗)。惟一可能對台灣進行毀滅性武力打擊的只有美國，他們在棄守時可能會設法把一切搞爛，而中共絕對會全力降低此事發生的機率。 <text:line-break/><text:line-break/>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即使打個折吧---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 <text:line-break/><text:line-break/>最後，我也是被李光耀一段話說服，才開始相信兩岸必然統一。他的論述大概是這樣：”台灣對中國是核心利益，對美國不是，因此中國在統一戰爭中，一次打不過會再打，二次打不過會再打，直到打贏為止。” <text:line-break/><text:line-break/>我希望中共能著重在消滅台灣人的反抗意志，而非台灣人的生命。雖然對台灣人來說並不光采，但活下來才有可能性，才有機會認識到昨非而今是。</text:p>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https://www.nzz.ch/…/die-doppelmoral-der-amerikanischen-med… <text:line-break/><text:line-break/>---- <text:line-break/>[中文版本 by 橙訊] <text:line-break/><text:line-break/>瑞士主流媒體引大量數據　揭美國媒體在涉香港報導上嚴重「雙標」 <text:line-break/>http://www.orangenews.hk/…/system/2020/01/03/010135857.shtml <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2">陳真</text:span><text:span text:style-name="T3"><text:s/>  |  2020.01.04 03:48   |   </text:span><text:a xlink:type="simple" xlink:href="http://palinfo.habago.org/Entry?Command=Information_PrintForum#FORUM38348"><text:span text:style-name="T4">#</text:span></text:a></text:p>
      <text:p text:style-name="P6"><text:span text:style-name="T3">卡韓政變</text:span><text:span text:style-name="T5"><text:s/>(223)</text:span><text:span text:style-name="T3">：黑鷹為何失事？</text:span><text:span text:style-name="T5"><text:line-break/><text:line-break/></text:span><text:span text:style-name="T3">陳真</text:span><text:span text:style-name="T5"><text:s/>2020. 1. 4.<text:line-break/><text:line-break/><text:line-break/></text:span><text:span text:style-name="T3">美國賣給台灣的黑鷹直升機，號稱「直升機界的勞斯萊斯」，一台要價</text:span><text:span text:style-name="T5">14</text:span><text:span text:style-name="T3">億，卻兩年掉兩架，失事率相當高。這不是很奇怪嗎？這可以用「單純意外」來解釋嗎？更奇怪的是為何會剛好發生在這個總統大選的關鍵時間點？</text:span><text:span text:style-name="T5"><text:line-break/><text:line-break/></text:span><text:span text:style-name="T3">過去幾十年從未這麼「愛台灣」的苦苓，這兩年突然變得綠油油。他表示，「很可能會有關於『黑鷹事件』的謠言或是陰謀論出現！」，因此呼籲「政府應第一時間闢謠，檢調要第一時間抓人，萬萬不可輕忽！」</text:span><text:span text:style-name="T5"><text:line-break/><text:line-break/></text:span><text:span text:style-name="T3">若真要第一時間逮人，苦苓這樣的「呼籲」第一個就應被逮，因為這就是在「帶風向」，預設立場認定綠營不會造謠，而是「闢謠者」。這很荒唐，因為二十幾年來，民進黨及綠媒幾乎每天就是抹黑造謠。</text:span><text:span text:style-name="T5"><text:line-break/><text:line-break/></text:span><text:span text:style-name="T3">事發後，一些綠媒馬上把箭頭指向是「中國暗殺」。更卑鄙齷齪的是，</text:span><text:span text:style-name="T5">AIT </text:span><text:span text:style-name="T3">及美國參謀長竟然違反常態，第一時間紛紛發文悼念罹難的參謀總長沈一鳴，說他是「對抗中國威脅的重要人物」！這話是什麼意思，不言可喻。</text:span><text:span text:style-name="T5"><text:line-break/><text:line-break/></text:span><text:span text:style-name="T3">緊接著，美國幾乎所有主流媒體突然如此重視台灣，全都在事發後幾小時內大幅報導。</text:span><text:span text:style-name="T5">AIT </text:span><text:span text:style-name="T3">居然還降半旗！媽的，如果這不是帶風向，什麼是帶風向？</text:span><text:span text:style-name="T5"><text:line-break/><text:line-break/></text:span><text:span text:style-name="T3">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5"><text:line-break/><text:line-break/></text:span><text:span text:style-name="T3">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5"><text:line-break/><text:line-break/></text:span><text:span text:style-name="T3">各位還記得十一月發生的玻利維亞軍事政變吧？總統莫拉萊斯被美國</text:span><text:span text:style-name="T5"><text:s/>CIA </text:span><text:span text:style-name="T3">所支持的極右派武裝勢力趕下台之前幾天，所搭乘之直升機突然空中故障，機械人為受損，差點喪命。莫拉萊斯認定這是一次暗殺。事實上，美國才是不斷在全世界各地搞暗殺的恐怖主義份子。</text:span><text:span text:style-name="T5"><text:line-break/><text:line-break/></text:span><text:span text:style-name="T3">結論是：</text:span><text:span text:style-name="T5"><text:line-break/><text:line-break/></text:span><text:span text:style-name="T3">一，我並非說這件事就是美國幹的。但是，如果美國和綠營硬要誣賴或影射對岸所為，那麼，依其邏輯，我們更應該把懷疑的箭頭指向美國才對。</text:span><text:span text:style-name="T5"><text:line-break/><text:line-break/></text:span><text:span text:style-name="T3">二，陰謀論通常不足採信，但懷疑論卻往往具有一定的現實基礎。造謠是不對的，但懷疑卻很合理；我不相信政治上會有那麼多「偶然」。</text:span><text:span text:style-name="T5"><text:line-break/><text:line-break/></text:span><text:span text:style-name="T3">三，在這件事情上，如果你可以懷疑那根本無可懷疑的中國大陸，那我們為何不能懷疑那事實上相當可疑而且類似之暗殺前科根本罄竹難書的美國？</text:span></text:p>
      <text:p text:style-name="P5"><text:span text:style-name="T2">阿海</text:span><text:span text:style-name="T3"><text:s/>  |  2020.01.03 18:57   |   </text:span><text:a xlink:type="simple" xlink:href="http://palinfo.habago.org/Entry?Command=Information_PrintForum#FORUM38347"><text:span text:style-name="T4">#</text:span></text:a></text:p>
      <text:p text:style-name="P7"><text:span text:style-name="T3">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2">陳真</text:span><text:span text:style-name="T3"><text:s/>  |  2020.01.01 12:03   |   </text:span><text:a xlink:type="simple" xlink:href="http://palinfo.habago.org/Entry?Command=Information_PrintForum&amp;iPage=1#FORUM38335"><text:span text:style-name="T4">#</text:span></text:a></text:p>
      <text:p text:style-name="P6"><text:span text:style-name="T3">更正：</text:span><text:span text:style-name="T5"><text:line-break/><text:line-break/></text:span><text:span text:style-name="T3">重返戒嚴內文提到解嚴</text:span><text:span text:style-name="T5">30</text:span><text:span text:style-name="T3">周年，</text:span><text:span text:style-name="T5">2007</text:span><text:span text:style-name="T3">年應為</text:span><text:span text:style-name="T5">20</text:span><text:span text:style-name="T3">周年才對。若有轉載或轉寄，煩請更正。謝謝。</text:span><text:span text:style-name="T5"><text:line-break/><text:line-break/></text:span><text:span text:style-name="T3">陳真</text:span></text:p>
      <text:p text:style-name="P5"><text:span text:style-name="T2">謝穎芝</text:span><text:span text:style-name="T3"><text:s/>  |  2020.01.01 12:02   |   </text:span><text:a xlink:type="simple" xlink:href="http://palinfo.habago.org/Entry?Command=Information_PrintForum&amp;iPage=1#FORUM38334"><text:span text:style-name="T4">#</text:span></text:a></text:p>
      <text:p text:style-name="P7"><text:span text:style-name="T3">從昨晚這個網站就連不上，</text:span><text:span text:style-name="T5"><text:line-break/></text:span><text:span text:style-name="T3">是不是又遭受</text:span><text:span text:style-name="T5"><text:s/>DoS </text:span><text:span text:style-name="T3">攻擊了？</text:span><text:span text:style-name="T5"><text:line-break/></text:span><text:span text:style-name="T3">網頁一直回覆「伺服器沒有回應」或出現「</text:span><text:span text:style-name="T5">palinfo.habago.org </text:span><text:span text:style-name="T3">回應時間過長」⋯</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